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5.85" office:value-type="float" table:style-name="transparent_crypto"/>
          <table:table-cell office:value="0.1683760683760684" office:value-type="float" table:style-name="transparent_fiat_unit_7"/>
          <table:table-cell office:value="0.985" office:value-type="float" table:style-name="transparent_fiat"/>
          <table:table-cell office:value="0.0005292895966383394" office:value-type="float" table:style-name="transparent_percent"/>
          <table:table-cell table:formula="=IF(VLOOKUP(A4;$Input.A:B;2;0)=&quot;Enter asset value&quot;;&quot;See Input tab&quot;;VLOOKUP(A4;$Input.A:B;2;0)" table:style-name="transparent_fiat_unit_7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10)" table:style-name="transparent_percent"/>
          <table:table-cell table:formula="=H4/SUM(H$4:H$10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10)" table:style-name="transparent_percent"/>
          <table:table-cell table:formula="=H5/SUM(H$4:H$10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10)" table:style-name="transparent_percent"/>
          <table:table-cell table:formula="=H6/SUM(H$4:H$10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10)" table:style-name="transparent_percent"/>
          <table:table-cell table:formula="=H7/SUM(H$4:H$10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10)" table:style-name="transparent_percent"/>
          <table:table-cell table:formula="=H8/SUM(H$4:H$10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10)" table:style-name="transparent_percent"/>
          <table:table-cell table:formula="=H9/SUM(H$4:H$10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10;$Input.A:B;2;0)=&quot;Enter asset value&quot;;&quot;See Input tab&quot;;VLOOKUP(A10;$Input.A:B;2;0)" table:style-name="transparent_fiat"/>
          <table:table-cell table:formula="=C10*G10" table:style-name="transparent_fiat"/>
          <table:table-cell table:formula="=H10-E10" table:style-name="transparent_fiat"/>
          <table:table-cell table:formula="=(H10-E10)/E10" table:style-name="transparent_percent"/>
          <table:table-cell table:formula="=I10/SUM(E$4:E$10)" table:style-name="transparent_percent"/>
          <table:table-cell table:formula="=H10/SUM(H$4:H$10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Bob&quot;;E$4:E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Bob&quot;;H$4:H$10)" table:style-name="bold_border_fiat"/>
          <table:table-cell table:formula="=SUMIF(B$4:B$10;&quot;Bob&quot;;I$4:I$10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Alice&quot;;E$4:E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Alice&quot;;H$4:H$10)" table:style-name="bold_border_fiat"/>
          <table:table-cell table:formula="=SUMIF(B$4:B$10;&quot;Alice&quot;;I$4:I$10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10)" table:style-name="bold_border_fiat"/>
          <table:table-cell table:formula="=SUM(I$4:I$10)" table:style-name="bold_border_fiat"/>
          <table:table-cell table:formula="=(H13-E13)/E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1.0" office:value-type="float" table:style-name="transparent_crypto"/>
          <table:table-cell office:value="0.1683760683760684" office:value-type="float" table:style-name="transparent_fiat_unit_7"/>
          <table:table-cell office:value="0.1683760683760684" office:value-type="float" table:style-name="transparent_fiat"/>
          <table:table-cell office:value="9.047685412621186e-05" office:value-type="float" table:style-name="transparent_percent"/>
          <table:table-cell table:formula="=IF(VLOOKUP(A4;$Input.A:B;2;0)=&quot;Enter asset value&quot;;&quot;See Input tab&quot;;VLOOKUP(A4;$Input.A:B;2;0)" table:style-name="transparent_fiat_unit_7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1)" table:style-name="transparent_percent"/>
          <table:table-cell table:formula="=I4/SUM(I$4:I$11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4.85" office:value-type="float" table:style-name="transparent_crypto"/>
          <table:table-cell office:value="0.1683760683760684" office:value-type="float" table:style-name="transparent_fiat_unit_7"/>
          <table:table-cell office:value="0.8166239316239317" office:value-type="float" table:style-name="transparent_fiat"/>
          <table:table-cell office:value="0.00043881274251212753" office:value-type="float" table:style-name="transparent_percent"/>
          <table:table-cell table:formula="=IF(VLOOKUP(A5;$Input.A:B;2;0)=&quot;Enter asset value&quot;;&quot;See Input tab&quot;;VLOOKUP(A5;$Input.A:B;2;0)" table:style-name="transparent_fiat_unit_7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1)" table:style-name="transparent_percent"/>
          <table:table-cell table:formula="=I5/SUM(I$4:I$11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1)" table:style-name="transparent_percent"/>
          <table:table-cell table:formula="=I6/SUM(I$4:I$11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1)" table:style-name="transparent_percent"/>
          <table:table-cell table:formula="=I7/SUM(I$4:I$11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1)" table:style-name="transparent_percent"/>
          <table:table-cell table:formula="=I8/SUM(I$4:I$11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9;$Input.A:B;2;0)=&quot;Enter asset value&quot;;&quot;See Input tab&quot;;VLOOKUP(A9;$Input.A:B;2;0)" table:style-name="transparent_fiat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1)" table:style-name="transparent_percent"/>
          <table:table-cell table:formula="=I9/SUM(I$4:I$11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2.09" office:value-type="float" table:style-name="transparent_crypto"/>
          <table:table-cell office:value="227.1062271062271" office:value-type="float" table:style-name="transparent_fiat"/>
          <table:table-cell office:value="474.65201465201466" office:value-type="float" table:style-name="transparent_fiat"/>
          <table:table-cell office:value="0.25505418617130965" office:value-type="float" table:style-name="transparent_percent"/>
          <table:table-cell table:formula="=IF(VLOOKUP(A10;$Input.A:B;2;0)=&quot;Enter asset value&quot;;&quot;See Input tab&quot;;VLOOKUP(A10;$Input.A:B;2;0)" table:style-name="transparent_fiat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1)" table:style-name="transparent_percent"/>
          <table:table-cell table:formula="=I10/SUM(I$4:I$11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227.1062271062271" office:value-type="float" table:style-name="transparent_fiat"/>
          <table:table-cell office:value="145.34798534798534" office:value-type="float" table:style-name="transparent_fiat"/>
          <table:table-cell office:value="0.0781027172964776" office:value-type="float" table:style-name="transparent_percent"/>
          <table:table-cell table:formula="=IF(VLOOKUP(A11;$Input.A:B;2;0)=&quot;Enter asset value&quot;;&quot;See Input tab&quot;;VLOOKUP(A11;$Input.A:B;2;0)" table:style-name="transparent_fiat"/>
          <table:table-cell table:formula="=D11*H11" table:style-name="transparent_fiat"/>
          <table:table-cell table:formula="=I11-F11" table:style-name="transparent_fiat"/>
          <table:table-cell table:formula="=(I11-F11)/F11" table:style-name="transparent_percent"/>
          <table:table-cell table:formula="=J11/SUM(F$4:F$11)" table:style-name="transparent_percent"/>
          <table:table-cell table:formula="=I11/SUM(I$4:I$11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1;&quot;Bob&quot;;F$4:F$11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1;&quot;Bob&quot;;I$4:I$11)" table:style-name="bold_border_fiat"/>
          <table:table-cell table:formula="=SUMIF(B$4:B$11;&quot;Bob&quot;;J$4:J$11)" table:style-name="bold_border_fiat"/>
          <table:table-cell table:formula="=(I12-F12)/F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1;&quot;Alice&quot;;F$4:F$11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1;&quot;Alice&quot;;I$4:I$11)" table:style-name="bold_border_fiat"/>
          <table:table-cell table:formula="=SUMIF(B$4:B$11;&quot;Alice&quot;;J$4:J$11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1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1)" table:style-name="bold_border_fiat"/>
          <table:table-cell table:formula="=SUM(J$4:J$11)" table:style-name="bold_border_fiat"/>
          <table:table-cell table:formula="=(I14-F14)/F14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5.356666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